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number-columns-repeated="5" office:value-type="string">
            <text:p>U</text:p>
          </table:table-cell>
          <table:table-cell table:style-name="ce3" office:value-type="string">
            <text:p>√ 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31-03-2008</text:date>, <text:time>11:2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s Schreuder</meta:initial-creator>
    <meta:creation-date>2008-03-03T09:00:22</meta:creation-date>
    <dc:creator>Frans Schreuder</dc:creator>
    <dc:date>2008-03-31T11:21:48</dc:date>
    <dc:language>en-US</dc:language>
    <meta:editing-cycles>9</meta:editing-cycles>
    <meta:editing-duration>PT48M47S</meta:editing-duration>
    <meta:user-defined meta:name="Info 1"/>
    <meta:user-defined meta:name="Info 2"/>
    <meta:user-defined meta:name="Info 3"/>
    <meta:user-defined meta:name="Info 4"/>
    <meta:document-statistic meta:table-count="3" meta:cell-count="645"/>
  </office:meta>
</office:document-meta>
</file>